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a943" officeooo:paragraph-rsid="001aa943" style:font-size-asian="14pt" style:font-size-complex="16pt"/>
    </style:style>
    <style:style style:name="P2" style:family="paragraph" style:parent-style-name="Standard">
      <style:text-properties fo:font-size="16pt" officeooo:rsid="001aa943" officeooo:paragraph-rsid="001aa943" style:font-size-asian="16pt" style:font-size-complex="16pt"/>
    </style:style>
    <style:style style:name="P3" style:family="paragraph" style:parent-style-name="Standard">
      <style:text-properties fo:color="#000000" fo:font-size="16pt" officeooo:rsid="001aa943" officeooo:paragraph-rsid="001aa943" style:font-size-asian="16pt" style:font-size-complex="16pt"/>
    </style:style>
    <style:style style:name="P4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color="#000000" fo:font-size="16pt" officeooo:rsid="001aa943" officeooo:paragraph-rsid="001aa943" style:font-size-asian="16pt" style:font-size-complex="16pt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text-properties fo:color="#000000" fo:font-size="16pt" officeooo:rsid="001aa943" officeooo:paragraph-rsid="001aa943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/>
    </style:style>
    <style:style style:name="P8" style:family="paragraph" style:parent-style-name="Text_20_body">
      <style:paragraph-properties fo:margin-top="0cm" fo:margin-bottom="0cm" loext:contextual-spacing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color="#000000"/>
    </style:style>
    <style:style style:name="P9" style:family="paragraph" style:parent-style-name="Heading_20_3">
      <style:text-properties fo:font-size="16pt" officeooo:rsid="001aa943" officeooo:paragraph-rsid="001aa943" style:font-size-asian="16pt" style:font-size-complex="16pt"/>
    </style:style>
    <style:style style:name="P10" style:family="paragraph" style:parent-style-name="Heading_20_2">
      <style:text-properties fo:color="#000000" fo:font-size="16pt" officeooo:rsid="001aa943" officeooo:paragraph-rsid="001aa943" style:font-size-asian="16pt" style:font-size-complex="16pt"/>
    </style:style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ree:</text:p>
      <text:p text:style-name="P2">In the case of the DOM, document.documentElement serves</text:p>
      <text:p text:style-name="P2">as the root.</text:p>
      <text:h text:style-name="P9" text:outline-level="3">Example:</text:h>
      <text:p text:style-name="Text_20_body"><text:span text:style-name="T2">&lt;</text:span><text:span text:style-name="T1">title</text:span><text:span text:style-name="T3"> id</text:span><text:span text:style-name="T2">="demo"&gt;</text:span>DOM Tutorial<text:span text:style-name="T2">&lt;</text:span><text:span text:style-name="T1">/title</text:span><text:span text:style-name="T2">&gt;</text:span> </text:p>
      <text:p text:style-name="Text_20_body">The element node <text:span text:style-name="Source_20_Text">&lt;title&gt;</text:span> (in the example above) does <text:span text:style-name="Strong_20_Emphasis">not</text:span> contain text.</text:p>
      <text:p text:style-name="Text_20_body">It contains a <text:span text:style-name="T4">text node</text:span> with the value "DOM Tutorial". </text:p>
      <text:p text:style-name="Text_20_body">The value of the text node can be accessed by the node's <text:span text:style-name="Source_20_Text">innerHTML</text:span> property: </text:p>
      <text:p text:style-name="P5"><text:span text:style-name="T2">var</text:span> myTitle = document.getElementById(<text:span text:style-name="T1">"demo"</text:span>).innerHTML;<text:span text:style-name="T3"> </text:span></text:p>
      <text:p text:style-name="Text_20_body">Accessing the innerHTML property is the same as accessing the <text:span text:style-name="Source_20_Text">nodeValue</text:span> of the first child:</text:p>
      <text:p text:style-name="P5"><text:span text:style-name="T2">var</text:span> myTitle = document.getElementById(<text:span text:style-name="T1">"demo"</text:span>).firstChild.nodeValue; </text:p>
      <text:p text:style-name="Text_20_body">Accessing the first child can also be done like this:</text:p>
      <text:p text:style-name="P3"><text:span text:style-name="T2">var</text:span> myTitle = document.getElementById(“demo”).childNodes[0].nodevalue;</text:p>
      <text:p text:style-name="P3"/>
      <text:h text:style-name="P10" text:outline-level="2">Finding HTML Element by Id</text:h>
      <text:p text:style-name="Text_20_body">The easiest way to find an HTML element in the DOM, is by using the element id.</text:p>
      <text:p text:style-name="Text_20_body">This example finds the element with <text:span text:style-name="Source_20_Text">id="intro"</text:span>:</text:p>
      <text:h text:style-name="Heading_20_3" text:outline-level="3">Example</text:h>
      <text:p text:style-name="P7"><text:span text:style-name="T2">var</text:span> myElement = document.getElementById(<text:span text:style-name="T1">"intro"</text:span>);</text:p>
      <text:p text:style-name="P6">If the element is found, the method will return the element as an object (in myElement).</text:p>
      <text:p text:style-name="Text_20_body">If the element is not found, myElement will contain <text:span text:style-name="Source_20_Text">null</text:span>.</text:p>
      <text:h text:style-name="P10" text:outline-level="2">Finding HTML Elements by Tag Name</text:h>
      <text:p text:style-name="Text_20_body">This example finds all <text:span text:style-name="Source_20_Text">&lt;p&gt;</text:span> elements:</text:p>
      <text:h text:style-name="Heading_20_3" text:outline-level="3">Example</text:h>
      <text:p text:style-name="P5"><text:span text:style-name="T2">var</text:span> x = document.getElementsByTagName(<text:span text:style-name="T1">"p"</text:span>); </text:p>
      <text:p text:style-name="Text_20_body">This example finds the element with <text:span text:style-name="Source_20_Text">id="main"</text:span>, and then finds all <text:span text:style-name="Source_20_Text">&lt;p&gt;</text:span> elements inside <text:span text:style-name="Source_20_Text">"main"</text:span>:</text:p>
      <text:h text:style-name="Heading_20_3" text:outline-level="3">Example</text:h>
      <text:p text:style-name="P8"><text:span text:style-name="T2">var</text:span> x = document.getElementById(<text:span text:style-name="T1">"main"</text:span>);<text:line-break/><text:span text:style-name="T2">var</text:span> y = x.getElementsByTagName(<text:span text:style-name="T1">"p"</text:span>);</text:p>
      <text:p text:style-name="P4"><text:soft-page-break/></text:p>
      <text:p text:style-name="P3">&lt;script&gt;</text:p>
      <text:p text:style-name="P3">let paragraphs = document.body.getElementsByTagName("p");</text:p>
      <text:p text:style-name="P3">document.body.insertBefore(paragraphs[2], paragraphs[0]);</text:p>
      <text:p text:style-name="P4">&lt;/script&gt;</text:p>
      <text:p text:style-name="P3">&lt;!DOCTYPE html&gt;</text:p>
      <text:p text:style-name="P3">&lt;html&gt;</text:p>
      <text:p text:style-name="P3">&lt;head&gt;</text:p>
      <text:p text:style-name="P3">&lt;script&gt;</text:p>
      <text:p text:style-name="P3">function displayDate() {</text:p>
      <text:p text:style-name="P3"><text:s text:c="2"/>document.getElementById("demo").innerHTML = Date();</text:p>
      <text:p text:style-name="P3">}</text:p>
      <text:p text:style-name="P3">&lt;/script&gt;</text:p>
      <text:p text:style-name="P3">&lt;/head&gt;</text:p>
      <text:p text:style-name="P3">&lt;body&gt;</text:p>
      <text:p text:style-name="P3"/>
      <text:p text:style-name="P3">&lt;h2&gt;My First JavaScript&lt;/h2&gt;</text:p>
      <text:p text:style-name="P3">&lt;p id="demo"&gt;This is a paragraph.&lt;/p&gt;</text:p>
      <text:p text:style-name="P3"/>
      <text:p text:style-name="P3">&lt;button type="button" onclick="displayDate()"&gt;Display Date&lt;/button&gt;</text:p>
      <text:p text:style-name="P3"/>
      <text:p text:style-name="P3">&lt;/body&gt;</text:p>
      <text:p text:style-name="P4">&lt;/html&gt; </text:p>
      <text:p text:style-name="P3">The most effective way to find the precise position of an element on the</text:p>
      <text:p text:style-name="P3">screen is the getBoundingClientRect method. It returns an object with top ,</text:p>
      <text:p text:style-name="P3">bottom , left , and right properties, indicating the pixel positions of the sides</text:p>
      <text:p text:style-name="P3">of the element relative to the top left of the screen. If you want them relative</text:p>
      <text:p text:style-name="P3">to the whole document, you must add the current scroll position, which you</text:p>
      <text:p text:style-name="P4">can find in the pageXOffset and pageYOffset bindings.</text:p>
      <text:p text:style-name="P3">It is possible to target things other than tag names in CSS rules. A rule for</text:p>
      <text:p text:style-name="P3">.abc applies to all elements with "abc" in their class attribute. A rule for #xyz</text:p>
      <text:p text:style-name="P3">applies to the element with an id attribute of "xyz" (which should be unique</text:p>
      <text:p text:style-name="P3">within the document).</text:p>
      <text:p text:style-name="P3">.subtle {</text:p>
      <text:p text:style-name="P3">color: gray;</text:p>
      <text:p text:style-name="P3">font-size: 80%;</text:p>
      <text:p text:style-name="P3">}</text:p>
      <text:p text:style-name="P3">#header {</text:p>
      <text:p text:style-name="P3"><text:soft-page-break/>background: blue;</text:p>
      <text:p text:style-name="P3">color: white;</text:p>
      <text:p text:style-name="P3">}</text:p>
      <text:p text:style-name="P3">/* p elements with id main and with classes a and b */</text:p>
      <text:p text:style-name="P3">p#main.a.b {</text:p>
      <text:p text:style-name="P3">margin-bottom: 20px;</text:p>
      <text:p text:style-name="P3">}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31:36.841902288</meta:creation-date>
    <dc:date>2019-06-22T12:08:42.922056140</dc:date>
    <meta:editing-duration>PT2H48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384" meta:character-count="2576" meta:non-whitespace-character-count="2251"/>
  </office:meta>
</office:document-meta>
</file>